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6633" draw:textarea-horizontal-align="justify" draw:textarea-vertical-align="middle" draw:auto-grow-height="false" draw:shadow="hidden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svg:stroke-color="#000000" draw:fill="solid" draw:fill-color="#94bd5e" draw:textarea-horizontal-align="justify" draw:textarea-vertical-align="middle" draw:auto-grow-height="fals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fill="solid" draw:fill-color="#ff0000" draw:textarea-horizontal-align="justify" draw:textarea-vertical-align="middle" draw:auto-grow-height="false"/>
    </style:style>
    <style:style style:name="gr7" style:family="graphic" style:parent-style-name="standard">
      <style:graphic-properties svg:stroke-color="#00ff00" draw:fill="solid" draw:fill-color="#00ff00" draw:textarea-horizontal-align="justify" draw:textarea-vertical-align="middle" draw:auto-grow-height="false"/>
    </style:style>
    <style:style style:name="gr8" style:family="graphic" style:parent-style-name="standard">
      <style:graphic-properties svg:stroke-color="#000000" draw:fill="solid" draw:fill-color="#00ff00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3.7cm" svg:height="11cm" svg:x="1cm" svg:y="4.9cm">
          <text:p text:style-name="P1">Initial Data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cm" svg:height="2.5cm" svg:x="7.2cm" svg:y="9.3cm">
          <text:p text:style-name="P1">Step 1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7cm" svg:height="2.7cm" svg:x="28.6cm" svg:y="13.3cm">
          <text:p text:style-name="P1">Result 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4.7cm" svg:y1="10.2cm" svg:x2="7.3cm" svg:y2="10.2cm">
          <text:p/>
        </draw:line>
        <draw:line draw:style-name="gr5" draw:text-style-name="P1" draw:layer="layout" svg:x1="27.2cm" svg:y1="14.6cm" svg:x2="28.5cm" svg:y2="14.6cm">
          <text:p/>
        </draw:line>
        <draw:custom-shape draw:style-name="gr2" draw:text-style-name="P1" draw:layer="layout" svg:width="2.5cm" svg:height="2.6cm" svg:x="15.1cm" svg:y="9.2cm">
          <text:p text:style-name="P1">Step 2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7cm" svg:height="2.7cm" svg:x="19cm" svg:y="8.9cm">
          <text:p text:style-name="P1">Result 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17.6cm" svg:y1="10.2cm" svg:x2="18.9cm" svg:y2="10.2cm">
          <text:p/>
        </draw:line>
        <draw:line draw:style-name="gr4" draw:text-style-name="P1" draw:layer="layout" svg:x1="13.7cm" svg:y1="10.3cm" svg:x2="15.2cm" svg:y2="10.3cm">
          <text:p/>
        </draw:line>
        <draw:custom-shape draw:style-name="gr2" draw:text-style-name="P1" draw:layer="layout" svg:width="2.5cm" svg:height="2.5cm" svg:x="24.7cm" svg:y="13.4cm">
          <text:p text:style-name="P1">Step 4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cm" svg:height="2.5cm" svg:x="24.6cm" svg:y="4.1cm">
          <text:p text:style-name="P1">Step 3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21.6cm" svg:y1="10.3cm" svg:x2="24.6cm" svg:y2="5.4cm">
          <text:p/>
        </draw:line>
        <draw:line draw:style-name="gr4" draw:text-style-name="P1" draw:layer="layout" svg:x1="21.3cm" svg:y1="11.3cm" svg:x2="24.6cm" svg:y2="14.7cm">
          <text:p/>
        </draw:line>
        <draw:custom-shape draw:style-name="gr3" draw:text-style-name="P1" draw:layer="layout" svg:width="2.7cm" svg:height="2.7cm" svg:x="11cm" svg:y="9cm">
          <text:p text:style-name="P1">Result 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9.7cm" svg:y1="10.4cm" svg:x2="11cm" svg:y2="10.4cm">
          <text:p/>
        </draw:line>
        <draw:custom-shape draw:style-name="gr3" draw:text-style-name="P1" draw:layer="layout" svg:width="2.7cm" svg:height="2.7cm" svg:x="28.5cm" svg:y="4.1cm">
          <text:p text:style-name="P1">Result 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27.1cm" svg:y1="5.4cm" svg:x2="28.4cm" svg:y2="5.4cm">
          <text:p/>
        </draw:line>
        <draw:custom-shape draw:style-name="gr6" draw:text-style-name="P2" draw:layer="layout" svg:width="2.5cm" svg:height="2.5cm" svg:x="36.6cm" svg:y="9cm">
          <text:p text:style-name="P2"><text:span text:style-name="T1">Step 3</text:span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31.2cm" svg:y1="5.4cm" svg:x2="36.7cm" svg:y2="10.2cm">
          <text:p/>
        </draw:line>
        <draw:line draw:style-name="gr4" draw:text-style-name="P1" draw:layer="layout" svg:x1="31.4cm" svg:y1="14.7cm" svg:x2="36.7cm" svg:y2="10.3cm">
          <text:p/>
        </draw:line>
        <draw:custom-shape draw:style-name="gr7" draw:text-style-name="P1" draw:layer="layout" svg:width="8.9cm" svg:height="1.2cm" svg:x="39.1cm" svg:y="9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2" draw:layer="layout" svg:width="2.7cm" svg:height="2.7cm" svg:x="41.2cm" svg:y="8.8cm">
          <text:p text:style-name="P2"><text:span text:style-name="T1">Final</text:span></text:p>
          <text:p text:style-name="P2"><text:span text:style-name="T1">Resul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0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11-30T11:35:42</meta:creation-date>
    <dc:date>2013-11-30T11:46:06</dc:date>
    <meta:editing-duration>P0D</meta:editing-duration>
    <meta:editing-cycles>1</meta:editing-cycles>
    <meta:document-statistic meta:object-count="22"/>
    <meta:generator>LibreOffice/3.6$Linux_X86_64 LibreOffice_project/360m1$Build-2</meta:generator>
  </office:meta>
</office:document-meta>
</file>